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22.81cm" svg:x="6.869cm" svg:y="0.552cm">
            <draw:object draw:notify-on-update-of-ranges="Sheet1.A2:Sheet1.A54 Sheet1.B2:Sheet1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A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.00.0000</text:date>, <text:time style:data-style-name="N2" text:time-value="10:22:32.385086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24T10:24:44.989974689</dc:date>
    <meta:editing-duration>PT4H41M18S</meta:editing-duration>
    <meta:editing-cycles>24</meta:editing-cycles>
    <meta:generator>LibreOffice/24.2.4.2$MacOSX_X86_64 LibreOffice_project/51a6219feb6075d9a4c46691dcfe0cd9c4fff3c2</meta:generator>
    <meta:document-statistic meta:table-count="1" meta:cell-count="1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22.811cm" xlink:href=".." xlink:type="simple" chart:class="chart:scatter" chart:style-name="ch1">
        <chart:plot-area chart:style-name="ch2" table:cell-range-address="Sheet1.A2:Sheet1.B54" svg:x="0.609cm" svg:y="0.456cm" svg:width="29.278cm" svg:height="21.899cm">
          <chart:coordinate-region svg:x="1.048cm" svg:y="0.657cm" svg:width="28.649cm" svg:height="21.0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4" chart:class="chart:scatter">
            <chart:domain table:cell-range-address="Sheet1.A2:Sheet1.A54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A2:Sheet1.A54</svg:desc>
                </draw:g>
              </table:table-cell>
              <table:table-cell office:value-type="float" office:value="1">
                <text:p>1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